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String)</text:p>
      <text:p text:style-name="P2"/>
      <text:p text:style-name="P2">Since Read() is a very important and complicated function of our system, we must provide a large suite of tests to ensure that it works properly during all stages of development. In our architecture we defined the RobotInterpretor class as a separate internal component, so we will be able to begin testing it long before the entire system is complete. We will do this by creating a test function (called testRead()) that will feed Read() strings of Forth code to be broken into tokens and implemented as Forth code.</text:p>
      <text:p text:style-name="P1"/>
      <text:p text:style-name="P3">Unit testing for Read()</text:p>
      <text:p text:style-name="Standard"/>
      <text:p text:style-name="Standard">We will start simple and test Read()'s ability to take in a string and break it down based on Forth Syntax while ignoring comments. This will be done as a black box test by writing a string with a comment and words delimited by spaces then popping them from the stack to be printed onto the console (via the word “.”) for inspection. If a word is read that isn't in the dictionary, an error message is displayed on the console and read() fails.</text:p>
      <text:p text:style-name="Standard"/>
      <text:p text:style-name="Standard">Case 1</text:p>
      <text:p text:style-name="Standard"/>
      <text:p text:style-name="Standard">Preconditions: The function for the word “.” is defined and works as expected, printing whatever pops off the data stack onto the console.</text:p>
      <text:p text:style-name="Standard"/>
      <text:p text:style-name="Standard">Input: “( this is a test ) .”This” . .”is” . .”a test” . 5 .”</text:p>
      <text:p text:style-name="Standard"/>
      <text:p text:style-name="Standard">Output to command line:</text:p>
      <text:p text:style-name="Standard">This</text:p>
      <text:p text:style-name="Standard">Is</text:p>
      <text:p text:style-name="Standard">a test</text:p>
      <text:p text:style-name="Standard">5</text:p>
      <text:p text:style-name="Standard"/>
      <text:p text:style-name="Standard">Case 2</text:p>
      <text:p text:style-name="Standard"/>
      <text:p text:style-name="Standard">Input “ word “</text:p>
      <text:p text:style-name="Standard"/>
      <text:p text:style-name="Standard">Output:</text:p>
      <text:p text:style-name="Standard">Fatal failure, word “word” is not defined, ending read()</text:p>
      <text:p text:style-name="Standard"/>
      <text:p text:style-name="Standard"/>
      <text:p text:style-name="Standard"/>
      <text:p text:style-name="P3">Functional testing for Read()</text:p>
      <text:p text:style-name="Standard"/>
      <text:p text:style-name="Standard">We can then expand upon this base by using our test function to input Forth code strings that test each of our Forth word's functions (Stack words, Arithmetic words, Comparison words, Logic and Control words, Loop words, Status Words) and read()'s ability to recognize them.</text:p>
      <text:p text:style-name="Standard"/>
      <text:p text:style-name="Standard">Case 1</text:p>
      <text:p text:style-name="Standard">Testing stack control words by pushing values onto the stack then modifying and printing them to verify changes</text:p>
      <text:p text:style-name="Standard"/>
      <text:p text:style-name="Standard">Input: “1 drop 2 dup . 3 swap . . “</text:p>
      <text:p text:style-name="Standard"><text:soft-page-break/></text:p>
      <text:p text:style-name="Standard">Output: </text:p>
      <text:p text:style-name="Standard">2</text:p>
      <text:p text:style-name="Standard">2</text:p>
      <text:p text:style-name="Standard">3</text:p>
      <text:p text:style-name="Standard"/>
      <text:p text:style-name="Standard">Case 2</text:p>
      <text:p text:style-name="Standard">Testing all arithmetic words by calling them then printing the value to console.</text:p>
      <text:p text:style-name="Standard"/>
      <text:p text:style-name="Standard"/>
      <text:p text:style-name="Standard">Input: “ 1 1 + . 4 3 - . 2 5 * . 47 5 /mod . . “</text:p>
      <text:p text:style-name="Standard"/>
      <text:p text:style-name="Standard">Output:</text:p>
      <text:p text:style-name="Standard">2</text:p>
      <text:p text:style-name="Standard">1</text:p>
      <text:p text:style-name="Standard">10</text:p>
      <text:p text:style-name="Standard">9</text:p>
      <text:p text:style-name="Standard">2</text:p>
      <text:p text:style-name="Standard"/>
      <text:p text:style-name="Standard">Case 3</text:p>
      <text:p text:style-name="Standard">Test read()'s ability to declare, store, and retrieve variable words.</text:p>
      <text:p text:style-name="Standard"/>
      <text:p text:style-name="Standard">Input:</text:p>
      <text:p text:style-name="Standard">“ </text:p>
      <text:p text:style-name="Standard">variable test1 ;</text:p>
      <text:p text:style-name="Standard">variable test2 ;</text:p>
      <text:p text:style-name="Standard">variable test3 ;</text:p>
      <text:p text:style-name="Standard">variable test4 ;</text:p>
      <text:p text:style-name="Standard">: test1 1 ;</text:p>
      <text:p text:style-name="Standard">: test2 .“test 2” ;</text:p>
      <text:p text:style-name="Standard">: test3 true ;</text:p>
      <text:p text:style-name="Standard">: test4 if test3 test1 . test2 . else .“comparison failed” then . ;</text:p>
      <text:p text:style-name="Standard">test4</text:p>
      <text:p text:style-name="Standard">“</text:p>
      <text:p text:style-name="Standard">Output:</text:p>
      <text:p text:style-name="Standard">1</text:p>
      <text:p text:style-name="Standard">test 2</text:p>
      <text:p text:style-name="Standard"/>
      <text:p text:style-name="Standard">Case 4 </text:p>
      <text:p text:style-name="Standard">Testing Comparison words</text:p>
      <text:p text:style-name="Standard"/>
      <text:p text:style-name="Standard">“</text:p>
      <text:p text:style-name="Standard">1 1 = if ."equal" else ."unequal" then .</text:p>
      <text:p text:style-name="Standard">2 1 = if ."equal" else ."unequal" then .</text:p>
      <text:p text:style-name="Standard">1 1 &lt;&gt; if ."the same" else ."different" then .</text:p>
      <text:p text:style-name="Standard">2 1 &lt;&gt; if ."the same" else ."different" then .</text:p>
      <text:p text:style-name="Standard">.”same” .”same” &lt;&gt; if ."the same" else ."different" then .</text:p>
      <text:p text:style-name="Standard">.”same” .”different” &lt;&gt; if ."the same" else ."different" then .</text:p>
      <text:p text:style-name="Standard">1 1 &lt;= if ."less than or equal" else ."greater than" then .</text:p>
      <text:p text:style-name="Standard"><text:soft-page-break/>2 1 &lt;= if ."less than or equal" else ."greater than" then .</text:p>
      <text:p text:style-name="Standard">1 2 &lt;= if ."less than or equal" else ."greater than" then .</text:p>
      <text:p text:style-name="Standard">1 1 =&gt; if ."Greater than or equal" else ."less than" then .</text:p>
      <text:p text:style-name="Standard">2 1 =&gt; if ."Greater than or equal" else ."less than" then .</text:p>
      <text:p text:style-name="Standard">1 2 =&gt; if ."Greater than or equal" else ."less than" then .</text:p>
      <text:p text:style-name="Standard">1 2 &lt; if ."less than" else ."not less than" then .</text:p>
      <text:p text:style-name="Standard">2 1 &lt; if ."less than" else ."not less than" then .</text:p>
      <text:p text:style-name="Standard">1 1 &lt; if ."less than" else ."not less than" then .</text:p>
      <text:p text:style-name="Standard">2 1 &gt; if ."greater than" else ."not greater than" then .</text:p>
      <text:p text:style-name="Standard">1 1 &gt; if ."greater than" else ."not greater than" then .</text:p>
      <text:p text:style-name="Standard">1 2 &gt; if ."greater than" else ."not greater than" then .</text:p>
      <text:p text:style-name="Standard">“</text:p>
      <text:p text:style-name="Standard"/>
      <text:p text:style-name="Standard">Expected Output:</text:p>
      <text:p text:style-name="Standard">Equal</text:p>
      <text:p text:style-name="Standard">Unequal</text:p>
      <text:p text:style-name="Standard">the same</text:p>
      <text:p text:style-name="Standard">different</text:p>
      <text:p text:style-name="Standard">the same</text:p>
      <text:p text:style-name="Standard">different</text:p>
      <text:p text:style-name="Standard">less than or equal</text:p>
      <text:p text:style-name="Standard">greater than</text:p>
      <text:p text:style-name="Standard">less than or equal</text:p>
      <text:p text:style-name="Standard">Greater than or equal</text:p>
      <text:p text:style-name="Standard">Greater than or equal</text:p>
      <text:p text:style-name="Standard">less than</text:p>
      <text:p text:style-name="Standard">less than</text:p>
      <text:p text:style-name="Standard">not less than</text:p>
      <text:p text:style-name="Standard">not less than</text:p>
      <text:p text:style-name="Standard">greater than</text:p>
      <text:p text:style-name="Standard">not greater than</text:p>
      <text:p text:style-name="Standard">not greater than</text:p>
      <text:p text:style-name="Standard"/>
      <text:p text:style-name="Standard">Case 5</text:p>
      <text:p text:style-name="Standard"/>
      <text:p text:style-name="Standard">Testing nested loops. “I” should push the index value for each different loop. Invalid parameters on loop will result in a fatal error that will end read()</text:p>
      <text:p text:style-name="Standard"/>
      <text:p text:style-name="Standard">Input:</text:p>
      <text:p text:style-name="Standard">“0 1 do I . 1 5 do I . loop loop “</text:p>
      <text:p text:style-name="Standard">0</text:p>
      <text:p text:style-name="Standard">1</text:p>
      <text:p text:style-name="Standard">2</text:p>
      <text:p text:style-name="Standard">3</text:p>
      <text:p text:style-name="Standard">4</text:p>
      <text:p text:style-name="Standard">5</text:p>
      <text:p text:style-name="Standard">1</text:p>
      <text:p text:style-name="Standard">1</text:p>
      <text:p text:style-name="Standard">2</text:p>
      <text:p text:style-name="Standard"><text:soft-page-break/>3</text:p>
      <text:p text:style-name="Standard">4</text:p>
      <text:p text:style-name="Standard">5</text:p>
      <text:p text:style-name="Standard"/>
      <text:p text:style-name="Standard">Case 6</text:p>
      <text:p text:style-name="Standard"><text:line-break/>testing leave word within loops</text:p>
      <text:p text:style-name="Standard"/>
      <text:p text:style-name="Standard">Input: </text:p>
      <text:p text:style-name="Standard">“0 5 loop dup I . 3 = if leave else loop then”</text:p>
      <text:p text:style-name="Standard"/>
      <text:p text:style-name="Standard">Output:</text:p>
      <text:p text:style-name="Standard">0</text:p>
      <text:p text:style-name="Standard">1</text:p>
      <text:p text:style-name="Standard">2</text:p>
      <text:p text:style-name="Standard">3</text:p>
      <text:p text:style-name="Standard"/>
      <text:p text:style-name="Standard">Case 7 </text:p>
      <text:p text:style-name="Standard"/>
      <text:p text:style-name="Standard">Testing guarded loops</text:p>
      <text:p text:style-name="Standard"/>
      <text:p text:style-name="Standard">Input:</text:p>
      <text:p text:style-name="Standard">“ </text:p>
      <text:p text:style-name="Standard">: variable Count ;</text:p>
      <text:p text:style-name="Standard">begin </text:p>
      <text:p text:style-name="Standard"><text:tab/>Count 1 + count !</text:p>
      <text:p text:style-name="Standard"><text:tab/>Count .</text:p>
      <text:p text:style-name="Standard"><text:tab/>5 Count = until </text:p>
      <text:p text:style-name="Standard">“</text:p>
      <text:p text:style-name="Standard">Output</text:p>
      <text:p text:style-name="Standard">1</text:p>
      <text:p text:style-name="Standard">2</text:p>
      <text:p text:style-name="Standard">3</text:p>
      <text:p text:style-name="Standard">4</text:p>
      <text:p text:style-name="Standard">5</text:p>
      <text:p text:style-name="Standard"/>
      <text:p text:style-name="P3">Integration and Component testing for Read()</text:p>
      <text:p text:style-name="P4"/>
      <text:p text:style-name="Standard"><text:span text:style-name="T1">Before read() and it's class RobotInterpretor can be integrated into the system, we must ensure that it can send and receive function calls using action words (check!, scan!, identify!, send!, mesg!, reciv!) and final action words (move! and shoot!). We will do this in our test function by populating the robot's variables and inputting strings calling for these actions while checking to see if the function calls are returned. We will have to have the words call fake functions only for testing, which will be changed to calls and returns from Game controller as the rest of the system is completed and integrated into the code.</text:span></text:p>
      <text:p text:style-name="Standard"><text:span text:style-name="T1"/></text:p>
      <text:p text:style-name="Standard"><text:span text:style-name="T1"/></text:p>
      <text:p text:style-name="Standard"><text:span text:style-name="T1">To test check! We need to see if read() recognizes it, runs the function, then pushes the expected return value onto the stack</text:span></text:p>
      <text:p text:style-name="Standard"><text:soft-page-break/></text:p>
      <text:p text:style-name="Standard">Preconditions: Either there is a test function that has built a mock tile to check where direction 0 is empty, direction 1 is occupied, and direction 3 is out of bounds or gamecontroller has set up that situation.</text:p>
      <text:p text:style-name="Standard"/>
      <text:p text:style-name="Standard">Case 1</text:p>
      <text:p text:style-name="Standard">Input</text:p>
      <text:p text:style-name="Standard"/>
      <text:p text:style-name="Standard">0 check! .</text:p>
      <text:p text:style-name="Standard">1 check! .</text:p>
      <text:p text:style-name="Standard">2 check! .</text:p>
      <text:p text:style-name="Standard"/>
      <text:p text:style-name="Standard">Output:</text:p>
      <text:p text:style-name="Standard">EMPTY</text:p>
      <text:p text:style-name="Standard">OCCUPIED</text:p>
      <text:p text:style-name="Standard">OUT OF BOUNDS</text:p>
      <text:p text:style-name="Standard"/>
      <text:p text:style-name="Standard">Case 2</text:p>
      <text:p text:style-name="Standard">Somehow an invalid integer or invalid token is popped into the Check parameter</text:p>
      <text:p text:style-name="Standard"/>
      <text:p text:style-name="Standard">Input:</text:p>
      <text:p text:style-name="Standard">7 check!</text:p>
      <text:p text:style-name="Standard"/>
      <text:p text:style-name="Standard">Output:</text:p>
      <text:p text:style-name="Standard">ERROR integer out of range for check!</text:p>
      <text:p text:style-name="Standard"/>
      <text:p text:style-name="Standard">Case 3</text:p>
      <text:p text:style-name="Standard"/>
      <text:p text:style-name="Standard">Input:</text:p>
      <text:p text:style-name="Standard">“.”hi” check!”</text:p>
      <text:p text:style-name="Standard"/>
      <text:p text:style-name="Standard">Output:</text:p>
      <text:p text:style-name="Standard">ERROR invalid input for check!</text:p>
      <text:p text:style-name="Standard"/>
      <text:p text:style-name="Standard"/>
      <text:p text:style-name="Standard">Testing scan! With a test function that returns the value “3” when scan is called, simulating the return value for scan! If there were 3 robots on the board. Once the rest of the system is complete, we can populate a game board with three robots in various spots to test this function further</text:p>
      <text:p text:style-name="Standard"/>
      <text:p text:style-name="Standard">Input:</text:p>
      <text:p text:style-name="Standard">“scan!”</text:p>
      <text:p text:style-name="Standard"/>
      <text:p text:style-name="Standard">Output:</text:p>
      <text:p text:style-name="Standard">3</text:p>
      <text:p text:style-name="Standard"/>
      <text:p text:style-name="Standard"/>
      <text:p text:style-name="Standard">Testing identify! </text:p>
      <text:p text:style-name="Standard"/>
      <text:p text:style-name="Standard">Case 1</text:p>
      <text:p text:style-name="Standard"><text:soft-page-break/>With a test function that returns the expected values of a robot on the blue team at range 2 in direction 1 with remaining health of 2. Or a gameboard with that scenario set up</text:p>
      <text:p text:style-name="Standard"/>
      <text:p text:style-name="Standard">Input:</text:p>
      <text:p text:style-name="Standard">“1 identify! . . . . “</text:p>
      <text:p text:style-name="Standard"/>
      <text:p text:style-name="Standard">Output:</text:p>
      <text:p text:style-name="Standard">BLUE</text:p>
      <text:p text:style-name="Standard">2</text:p>
      <text:p text:style-name="Standard">1</text:p>
      <text:p text:style-name="Standard">2</text:p>
      <text:p text:style-name="Standard"/>
      <text:p text:style-name="Standard">Case 2</text:p>
      <text:p text:style-name="Standard"/>
      <text:p text:style-name="Standard">Identify is called but there is no robots to identify</text:p>
      <text:p text:style-name="Standard"/>
      <text:p text:style-name="Standard">Input:</text:p>
      <text:p text:style-name="Standard">“1 identify! . . . . “</text:p>
      <text:p text:style-name="Standard"/>
      <text:p text:style-name="Standard">Output:</text:p>
      <text:p text:style-name="Standard">ERROR there were no robots to identify</text:p>
      <text:p text:style-name="Standard"/>
      <text:p text:style-name="Standard">Testing <text:span text:style-name="T1">send!, mesg!, reciv! With either a test function that saves messages in the mailboxes, or when the game controller is complete and can do this function. If any of these commands recieves invalid parameters (anything that isn't a SNIPER, TANK, or SCOUT) then it's a fatal error and read() stops.</text:span></text:p>
      <text:p text:style-name="Standard"><text:span text:style-name="T1"/></text:p>
      <text:p text:style-name="Standard"><text:span text:style-name="T1">Case 1</text:span></text:p>
      <text:p text:style-name="Standard"><text:span text:style-name="T1">Send a mail message to it's self (assume robot is SNIPER) then check for it and receive it and print it onto the console</text:span></text:p>
      <text:p text:style-name="Standard"><text:span text:style-name="T1"/></text:p>
      <text:p text:style-name="Standard"><text:span text:style-name="T1">Input:</text:span></text:p>
      <text:p text:style-name="Standard"><text:span text:style-name="T1">“ .”SNIPER” .”Hello me!” send! .”SNIPER” mesg! If .”SNIPER” reciv! Else .”No mail” . Then .”</text:span></text:p>
      <text:p text:style-name="Standard"><text:span text:style-name="T1"/></text:p>
      <text:p text:style-name="Standard"><text:span text:style-name="T1">Output:</text:span></text:p>
      <text:p text:style-name="Standard"><text:span text:style-name="T1">Hello me!</text:span></text:p>
      <text:p text:style-name="Standard"><text:span text:style-name="T1"/></text:p>
      <text:p text:style-name="Standard"><text:span text:style-name="T1">Case 2</text:span></text:p>
      <text:p text:style-name="Standard"><text:span text:style-name="T1">Don't send a message to self then check for mail</text:span></text:p>
      <text:p text:style-name="Standard"><text:span text:style-name="T1"/></text:p>
      <text:p text:style-name="Standard"><text:span text:style-name="T1">Input:</text:span></text:p>
      <text:p text:style-name="Standard"><text:span text:style-name="T1">“.”SNIPER” mesg! If .”SNIPER” reciv! Else .”No mail” . Then .”</text:span></text:p>
      <text:p text:style-name="Standard"><text:span text:style-name="T1"/></text:p>
      <text:p text:style-name="Standard"><text:span text:style-name="T1">Output:</text:span></text:p>
      <text:p text:style-name="Standard"><text:span text:style-name="T1">No mail</text:span></text:p>
      <text:p text:style-name="Standard"><text:span text:style-name="T1"/></text:p>
      <text:p text:style-name="Standard"><text:span text:style-name="T1">Case 3</text:span></text:p>
      <text:p text:style-name="Standard"><text:span text:style-name="T1">reciv! Is called when there is no mail. This should return nothing</text:span></text:p>
      <text:p text:style-name="Standard"><text:span text:style-name="T1"/></text:p>
      <text:p text:style-name="Standard"><text:span text:style-name="T1">Input:</text:span></text:p>
      <text:p text:style-name="Standard"><text:soft-page-break/><text:span text:style-name="T1">“ .”SNIPER” reciv! “</text:span></text:p>
      <text:p text:style-name="Standard"><text:span text:style-name="T1"/></text:p>
      <text:p text:style-name="Standard"><text:span text:style-name="T1">Output: nothing</text:span></text:p>
      <text:p text:style-name="Standard"><text:span text:style-name="T1"/></text:p>
      <text:p text:style-name="Standard"><text:span text:style-name="T1">Testing Move! Rot! And Shoot! Would simply consist of test functions that take in values to check for validity of parameters until the Game Controller is complete and the actions are verified there since there are no return value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1:45:11.75</meta:creation-date>
    <dc:date>2016-11-06T17:59:57.92</dc:date>
    <meta:editing-duration>P1DT5H59M34S</meta:editing-duration>
    <meta:editing-cycles>6</meta:editing-cycles>
    <meta:generator>OpenOffice.org/3.4.1$Win32 OpenOffice.org_project/341m1$Build-9593</meta:generator>
    <meta:document-statistic meta:table-count="0" meta:image-count="0" meta:object-count="0" meta:page-count="7" meta:paragraph-count="197" meta:word-count="1357" meta:character-count="6880"/>
  </office:meta>
</office:document-meta>
</file>